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cc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6699ff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fffefe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ff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49" draw:layer="" svg:width="149.99978400000pt" svg:height="100.00000000000pt"/>
          <draw:rect draw:style-name="gr3" draw:id="shape3" draw:name="rect280" draw:layer="" svg:width="149.99978400000pt" svg:height="50.00007040000pt"/>
          <draw:path draw:style-name="gr4" draw:id="shape4" draw:name="path279" draw:layer="" svg:width="74.50304754445pt" svg:height="99.61515391796pt" svg:x="0.00000000000pt" svg:y="0.00002506250pt" svg:viewBox="0 0 75 100" svg:d="M0 0L74.503 49.8397L0 99.6152Z" koffice:nodeTypes="cccc"/>
          <draw:path draw:style-name="gr5" draw:id="shape5" draw:name="path205" draw:layer="" svg:width="19.87543172706pt" svg:height="18.31254544459pt" svg:x="15.44991120000pt" svg:y="38.43497680000pt" svg:viewBox="0 0 20 18" svg:d="M16.1203 18.2707L9.96344 14.0164L3.83678 18.3125L6.11542 11.3312L0 7.02025L7.56589 6.96016L9.91257 0L12.3095 6.94413L19.8754 6.95332L13.7913 11.305L16.1203 18.2708Z" koffice:nodeTypes="c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4:18</dc:date>
    <meta:creation-date>2011-05-22T06:10:30</meta:creation-date>
    <dc:creator>Yue Liu</dc:creator>
  </office:meta>
</office:document-meta>
</file>